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DB_20_Table">
      <style:graphic-properties fo:min-height="2.601cm" fo:min-width="3.584cm"/>
      <style:paragraph-properties style:writing-mode="lr-tb"/>
    </style:style>
    <style:style style:name="gr2" style:family="graphic" style:parent-style-name="DB_20_Table">
      <style:graphic-properties fo:min-height="3.622cm" fo:min-width="9.378cm"/>
      <style:paragraph-properties style:writing-mode="lr-tb"/>
    </style:style>
    <style:style style:name="gr3" style:family="graphic" style:parent-style-name="DB_20_Table">
      <style:graphic-properties fo:min-height="2.625cm" fo:min-width="3.83cm"/>
      <style:paragraph-properties style:writing-mode="lr-tb"/>
    </style:style>
    <style:style style:name="gr4" style:family="graphic" style:parent-style-name="DB_20_Table">
      <style:graphic-properties fo:min-height="2.161cm" fo:min-width="3.83cm"/>
      <style:paragraph-properties style:writing-mode="lr-tb"/>
    </style:style>
    <style:style style:name="gr5" style:family="graphic" style:parent-style-name="DB_20_Table">
      <style:graphic-properties fo:min-height="2.596cm" fo:min-width="3.83cm"/>
      <style:paragraph-properties style:writing-mode="lr-tb"/>
    </style:style>
    <style:style style:name="gr6" style:family="graphic" style:parent-style-name="DB_20_Table">
      <style:graphic-properties fo:min-height="1.562cm" fo:min-width="3.83cm"/>
      <style:paragraph-properties style:writing-mode="lr-tb"/>
    </style:style>
    <style:style style:name="gr7" style:family="graphic" style:parent-style-name="DB_20_Table">
      <style:graphic-properties fo:min-height="2.308cm" fo:min-width="4.685cm"/>
      <style:paragraph-properties style:writing-mode="lr-tb"/>
    </style:style>
    <style:style style:name="gr8" style:family="graphic" style:parent-style-name="DB_20_Table">
      <style:graphic-properties fo:min-height="2.505cm" fo:min-width="3.83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DB_20_Table">
      <style:graphic-properties fo:min-height="2.195cm" fo:min-width="3.83cm"/>
      <style:paragraph-properties style:writing-mode="lr-tb"/>
    </style:style>
    <style:style style:name="gr11" style:family="graphic" style:parent-style-name="DB_20_Table">
      <style:graphic-properties fo:min-height="1.372cm" fo:min-width="4.529cm"/>
      <style:paragraph-properties style:writing-mode="lr-tb"/>
    </style:style>
    <style:style style:name="gr12" style:family="graphic" style:parent-style-name="DB_20_Column">
      <style:graphic-properties fo:min-height="0.347cm" fo:min-width="0.666cm"/>
      <style:paragraph-properties style:writing-mode="lr-tb"/>
    </style:style>
    <style:style style:name="gr13" style:family="graphic" style:parent-style-name="DB_20_Column">
      <style:graphic-properties fo:min-height="0.347cm" fo:min-width="1.37cm"/>
      <style:paragraph-properties style:writing-mode="lr-tb"/>
    </style:style>
    <style:style style:name="gr14" style:family="graphic" style:parent-style-name="DB_20_Column">
      <style:graphic-properties fo:min-height="0.347cm" fo:min-width="1.201cm"/>
      <style:paragraph-properties style:writing-mode="lr-tb"/>
    </style:style>
    <style:style style:name="gr15" style:family="graphic" style:parent-style-name="DB_20_Column">
      <style:graphic-properties fo:min-height="1.48cm" fo:min-width="1.882cm"/>
      <style:paragraph-properties style:writing-mode="lr-tb"/>
    </style:style>
    <style:style style:name="gr16" style:family="graphic" style:parent-style-name="DB_20_Column">
      <style:graphic-properties fo:min-height="0.347cm" fo:min-width="1.182cm"/>
      <style:paragraph-properties style:writing-mode="lr-tb"/>
    </style:style>
    <style:style style:name="gr17" style:family="graphic" style:parent-style-name="DB_20_Column">
      <style:graphic-properties fo:min-height="0.347cm" fo:min-width="1.801cm"/>
      <style:paragraph-properties style:writing-mode="lr-tb"/>
    </style:style>
    <style:style style:name="gr18" style:family="graphic" style:parent-style-name="DB_20_Column">
      <style:graphic-properties fo:min-height="0.347cm" fo:min-width="1.118cm"/>
      <style:paragraph-properties style:writing-mode="lr-tb"/>
    </style:style>
    <style:style style:name="gr19" style:family="graphic" style:parent-style-name="DB_20_Column">
      <style:graphic-properties fo:min-height="0.347cm" fo:min-width="1.252cm"/>
      <style:paragraph-properties style:writing-mode="lr-tb"/>
    </style:style>
    <style:style style:name="gr20" style:family="graphic" style:parent-style-name="DB_20_Column">
      <style:graphic-properties fo:min-height="0.347cm" fo:min-width="1.22cm"/>
      <style:paragraph-properties style:writing-mode="lr-tb"/>
    </style:style>
    <style:style style:name="gr21" style:family="graphic" style:parent-style-name="DB_20_Column">
      <style:graphic-properties fo:min-height="0.347cm" fo:min-width="1.941cm"/>
      <style:paragraph-properties style:writing-mode="lr-tb"/>
    </style:style>
    <style:style style:name="gr22" style:family="graphic" style:parent-style-name="DB_20_Column">
      <style:graphic-properties fo:min-height="0.347cm" fo:min-width="2.047cm"/>
      <style:paragraph-properties style:writing-mode="lr-tb"/>
    </style:style>
    <style:style style:name="gr23" style:family="graphic" style:parent-style-name="DB_20_Table">
      <style:graphic-properties fo:min-height="1.28cm" fo:min-width="3.83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fo:min-width="12.44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fo:font-weight="bold"/>
    </style:style>
    <style:style style:name="P4" style:family="paragraph">
      <loext:graphic-properties draw:fill="none" draw:fill-color="#ffffff"/>
      <style:paragraph-properties fo:text-align="center"/>
      <style:text-properties fo:font-size="14pt" fo:font-weight="bold"/>
    </style:style>
    <style:style style:name="T1" style:family="text">
      <style:text-properties fo:font-size="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84cm" svg:height="2.851cm" svg:x="10.412cm" svg:y="4.241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878cm" svg:height="3.872cm" svg:x="8.528cm" svg:y="11.782cm">
          <draw:glue-point draw:id="4" svg:x="-2.369cm" svg:y="-5.026cm"/>
          <draw:glue-point draw:id="5" svg:x="2.45cm" svg:y="-5.124cm"/>
          <draw:glue-point draw:id="6" svg:x="-2.302cm" svg:y="5.058cm"/>
          <draw:glue-point draw:id="7" svg:x="2.598cm" svg:y="4.862cm"/>
          <draw:glue-point draw:id="8" svg:x="-5.039cm" svg:y="-3.287cm"/>
          <draw:glue-point draw:id="9" svg:x="-4.997cm" svg:y="3.137cm"/>
          <text:p text:style-name="P1">issu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3cm" svg:height="2.875cm" svg:x="3.781cm" svg:y="7.528cm">
          <text:p text:style-name="P1">assign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33cm" svg:height="2.411cm" svg:x="3.011cm" svg:y="12.367cm">
          <draw:glue-point draw:id="4" svg:x="4.946cm" svg:y="-3.222cm"/>
          <draw:glue-point draw:id="5" svg:x="5.034cm" svg:y="3.071cm"/>
          <text:p text:style-name="P1">block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4.33cm" svg:height="2.846cm" svg:x="14.117cm" svg:y="16.766cm">
          <text:p text:style-name="P1">project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33cm" svg:height="1.812cm" svg:x="3.787cm" svg:y="18.569cm">
          <text:p text:style-name="P1">labe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5.185cm" svg:height="2.558cm" svg:x="8.595cm" svg:y="17.975cm">
          <text:p text:style-name="P1">issue_labe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.33cm" svg:height="2.755cm" svg:x="9.985cm" svg:y="7.989cm">
          <text:p text:style-name="P1">comments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9" draw:text-style-name="P2" draw:layer="layout" draw:type="curve" svg:x1="16.864cm" svg:y1="12.192cm" svg:x2="13.257cm" svg:y2="6.141cm" draw:start-shape="id1" draw:start-glue-point="0" draw:end-shape="id2" draw:end-glue-point="1" svg:d="M16864 12192c0-4034-1202-6051-3607-6051" svg:viewBox="0 0 3608 6052">
          <text:p/>
        </draw:connector>
        <draw:connector draw:style-name="gr9" draw:text-style-name="P2" draw:layer="layout" draw:type="curve" svg:x1="12.625cm" svg:y1="8.635cm" svg:x2="12.642cm" svg:y2="6.472cm" draw:start-shape="id3" draw:start-glue-point="0" draw:end-shape="id2" draw:end-glue-point="2" svg:d="M12625 8635c0-1623 17-542 17-2163" svg:viewBox="0 0 18 2164">
          <text:p/>
        </draw:connector>
        <draw:connector draw:style-name="gr9" draw:text-style-name="P2" draw:layer="layout" draw:type="curve" svg:x1="6.523cm" svg:y1="8.264cm" svg:x2="12.027cm" svg:y2="6.141cm" draw:start-shape="id4" draw:start-glue-point="0" draw:end-shape="id2" draw:end-glue-point="3" svg:d="M6523 8264c0-1416 1834-2123 5504-2123" svg:viewBox="0 0 5505 2124">
          <text:p/>
        </draw:connector>
        <draw:connector draw:style-name="gr9" draw:text-style-name="P2" draw:layer="layout" draw:type="curve" svg:x1="6.524cm" svg:y1="9.867cm" svg:x2="12.046cm" svg:y2="12.414cm" draw:start-shape="id5" draw:start-glue-point="2" draw:end-shape="id6" draw:end-glue-point="6" svg:d="M6524 9867c0 1909 5522 636 5522 2547" svg:viewBox="0 0 5523 2548">
          <text:p/>
        </draw:connector>
        <draw:connector draw:style-name="gr9" draw:text-style-name="P2" draw:layer="layout" draw:type="curve" svg:x1="12.626cm" svg:y1="10.238cm" svg:x2="13.255cm" svg:y2="12.414cm" draw:start-shape="id7" draw:start-glue-point="2" draw:end-shape="id6" draw:end-glue-point="7" svg:d="M12626 10238c0 1632 629 544 629 2176" svg:viewBox="0 0 630 2177">
          <text:p/>
        </draw:connector>
        <draw:connector draw:style-name="gr9" draw:text-style-name="P2" draw:layer="layout" draw:type="curve" svg:x1="17.181cm" svg:y1="14.049cm" svg:x2="16.826cm" svg:y2="17.578cm" draw:start-shape="id8" draw:start-glue-point="2" draw:end-shape="id9" draw:end-glue-point="0" svg:d="M17181 14049c0 2646-355 882-355 3529" svg:viewBox="0 0 356 3530">
          <text:p/>
        </draw:connector>
        <draw:connector draw:style-name="gr9" draw:text-style-name="P2" draw:layer="layout" draw:type="curve" svg:x1="6.929cm" svg:y1="13.074cm" svg:x2="11.355cm" svg:y2="13.105cm" draw:start-shape="id10" draw:start-glue-point="1" draw:end-shape="id6" draw:end-glue-point="9" svg:d="M6929 13074c3315 0 1102 31 4426 31" svg:viewBox="0 0 4427 32">
          <text:p/>
        </draw:connector>
        <draw:connector draw:style-name="gr9" draw:text-style-name="P2" draw:layer="layout" draw:type="curve" svg:x1="6.946cm" svg:y1="14.08cm" svg:x2="11.349cm" svg:y2="13.755cm" draw:start-shape="id11" draw:start-glue-point="1" draw:end-shape="id6" draw:end-glue-point="8" svg:d="M6946 14080c3301 0 1100-325 4403-325" svg:viewBox="0 0 4404 326">
          <text:p/>
        </draw:connector>
        <draw:connector draw:style-name="gr9" draw:text-style-name="P2" draw:layer="layout" draw:type="curve" svg:x1="11.962cm" svg:y1="18.353cm" svg:x2="13.323cm" svg:y2="14.321cm" draw:start-shape="id12" draw:start-glue-point="0" draw:end-shape="id6" draw:end-glue-point="4" svg:d="M11962 18353c0-3016 1361-1001 1361-4032" svg:viewBox="0 0 1362 4033">
          <text:p/>
        </draw:connector>
        <draw:connector draw:style-name="gr9" draw:text-style-name="P2" draw:layer="layout" draw:type="curve" svg:x1="11.041cm" svg:y1="19.705cm" svg:x2="6.681cm" svg:y2="19.782cm" draw:start-shape="id13" draw:start-glue-point="3" draw:end-shape="id14" draw:end-glue-point="1" svg:d="M11041 19705c-3270 0-1090 77-4360 77" svg:viewBox="0 0 4361 78">
          <text:p/>
        </draw:connector>
        <draw:connector draw:style-name="gr9" draw:text-style-name="P2" draw:layer="layout" draw:type="curve" draw:line-skew="1.055cm" svg:x1="10.168cm" svg:y1="15.302cm" svg:x2="12.192cm" svg:y2="14.33cm" draw:start-shape="id15" draw:start-glue-point="2" draw:end-shape="id6" draw:end-glue-point="5" svg:d="M10168 15302c0 2332 2024 2818 2024-972" svg:viewBox="0 0 2025 2786">
          <text:p/>
        </draw:connector>
        <draw:custom-shape draw:style-name="gr10" draw:text-style-name="P1" draw:layer="layout" svg:width="4.33cm" svg:height="2.445cm" svg:x="14.346cm" svg:y="20.745cm">
          <text:p text:style-name="P1">product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curve" svg:x1="16.792cm" svg:y1="19.314cm" svg:x2="16.804cm" svg:y2="21.313cm" draw:start-shape="id16" draw:start-glue-point="2" draw:end-shape="id17" draw:end-glue-point="0" svg:d="M16792 19314c0 1498 12 499 12 1999" svg:viewBox="0 0 13 2000">
          <text:p/>
        </draw:connector>
        <draw:custom-shape draw:style-name="gr11" draw:text-style-name="P1" draw:layer="layout" svg:width="5.029cm" svg:height="1.622cm" svg:x="3.962cm" svg:y="4.496cm">
          <text:p text:style-name="P1">team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curve" svg:x1="11.867cm" svg:y1="5.074cm" svg:x2="6.969cm" svg:y2="5.07cm" draw:start-shape="id18" draw:start-glue-point="3" draw:end-shape="id19" draw:end-glue-point="1" svg:d="M11867 5074c-3672 0-1223-4-4898-4" svg:viewBox="0 0 4899 5">
          <text:p/>
        </draw:connector>
        <draw:custom-shape draw:style-name="gr12" draw:text-style-name="P1" xml:id="id17" draw:id="id17" draw:layer="layout" svg:width="1.23cm" svg:height="0.661cm" svg:x="16.189cm" svg:y="21.313cm">
          <text:p text:style-name="P1">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3" draw:id="id3" draw:layer="layout" svg:width="1.934cm" svg:height="0.661cm" svg:x="11.658cm" svg:y="8.635cm">
          <text:p text:style-name="P1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13" draw:id="id13" draw:layer="layout" svg:width="1.765cm" svg:height="0.661cm" svg:x="11.041cm" svg:y="19.375cm">
          <text:p text:style-name="P1">lab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4" draw:id="id14" draw:layer="layout" svg:width="1.23cm" svg:height="0.661cm" svg:x="5.451cm" svg:y="19.452cm">
          <text:p text:style-name="P1">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6" draw:id="id6" draw:layer="layout" svg:width="2.568cm" svg:height="1.916cm" svg:x="11.349cm" svg:y="12.414cm">
          <draw:glue-point draw:id="4" svg:x="2.687cm" svg:y="4.955cm"/>
          <draw:glue-point draw:id="5" svg:x="-1.719cm" svg:y="5cm"/>
          <draw:glue-point draw:id="6" svg:x="-2.286cm" svg:y="-5.11cm"/>
          <draw:glue-point draw:id="7" svg:x="2.424cm" svg:y="-5.066cm"/>
          <draw:glue-point draw:id="8" svg:x="-5.017cm" svg:y="2.004cm"/>
          <draw:glue-point draw:id="9" svg:x="-4.979cm" svg:y="-1.395cm"/>
          <text:p text:style-name="P1">i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9" draw:id="id9" draw:layer="layout" svg:width="1.746cm" svg:height="0.661cm" svg:x="15.953cm" svg:y="17.578cm">
          <text:p text:style-name="P1">i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xml:id="id10" draw:id="id10" draw:layer="layout" svg:width="2.365cm" svg:height="0.661cm" svg:x="4.564cm" svg:y="12.744cm">
          <text:p text:style-name="P1">blo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2" draw:id="id2" draw:layer="layout" svg:width="1.23cm" svg:height="0.661cm" svg:x="12.027cm" svg:y="5.811cm">
          <text:p text:style-name="P1">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9" draw:id="id19" draw:layer="layout" svg:width="1.23cm" svg:height="0.661cm" svg:x="5.739cm" svg:y="4.74cm">
          <text:p text:style-name="P1">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xml:id="id18" draw:id="id18" draw:layer="layout" svg:width="1.682cm" svg:height="0.661cm" svg:x="11.867cm" svg:y="4.744cm">
          <text:p text:style-name="P1">te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7" draw:id="id7" draw:layer="layout" svg:width="1.934cm" svg:height="0.661cm" svg:x="11.659cm" svg:y="9.577cm">
          <text:p text:style-name="P1">iss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4" draw:id="id4" draw:layer="layout" svg:width="1.934cm" svg:height="0.661cm" svg:x="5.556cm" svg:y="8.264cm">
          <text:p text:style-name="P1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5" draw:id="id5" draw:layer="layout" svg:width="1.934cm" svg:height="0.661cm" svg:x="5.557cm" svg:y="9.206cm">
          <text:p text:style-name="P1">iss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xml:id="id11" draw:id="id11" draw:layer="layout" svg:width="2.365cm" svg:height="0.661cm" svg:x="4.581cm" svg:y="13.75cm">
          <text:p text:style-name="P1">block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12" draw:id="id12" draw:layer="layout" svg:width="1.816cm" svg:height="0.661cm" svg:x="11.054cm" svg:y="18.353cm">
          <text:p text:style-name="P1">iss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16" draw:id="id16" draw:layer="layout" svg:width="1.746cm" svg:height="0.661cm" svg:x="15.919cm" svg:y="18.653cm">
          <text:p text:style-name="P1">produc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8" draw:id="id8" draw:layer="layout" svg:width="1.784cm" svg:height="0.661cm" svg:x="16.289cm" svg:y="13.388cm">
          <text:p text:style-name="P1">pro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xml:id="id1" draw:id="id1" draw:layer="layout" svg:width="2.505cm" svg:height="0.661cm" svg:x="15.612cm" svg:y="12.192cm">
          <text:p text:style-name="P1">created_by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15" draw:id="id15" draw:layer="layout" svg:width="2.611cm" svg:height="0.661cm" svg:x="8.863cm" svg:y="14.641cm">
          <text:p text:style-name="P1">duplicate_o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4.33cm" svg:height="1.53cm" svg:x="9.254cm" svg:y="21.726cm">
          <text:p text:style-name="P1">clients</text:p>
          <draw:enhanced-geometry svg:viewBox="0 0 21600 21600" draw:type="rectangle" draw:enhanced-path="M 0 0 L 21600 0 21600 21600 0 21600 0 0 Z N"/>
        </draw:custom-shape>
        <draw:custom-shape draw:style-name="gr12" draw:text-style-name="P1" xml:id="id21" draw:id="id21" draw:layer="layout" svg:width="1.23cm" svg:height="0.661cm" svg:x="11.097cm" svg:y="22.294cm">
          <text:p text:style-name="P1">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20" draw:id="id20" draw:layer="layout" svg:width="1.746cm" svg:height="0.661cm" svg:x="15.936cm" svg:y="22.297cm">
          <text:p text:style-name="P1">clie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2" draw:layer="layout" draw:type="curve" svg:x1="15.936cm" svg:y1="22.627cm" svg:x2="12.327cm" svg:y2="22.624cm" draw:start-shape="id20" draw:start-glue-point="3" draw:end-shape="id21" draw:end-glue-point="1" svg:d="M15936 22627c-2706 0-902-3-3609-3" svg:viewBox="0 0 3610 4">
          <text:p/>
        </draw:connector>
        <draw:frame draw:style-name="gr25" draw:text-style-name="P4" draw:layer="layout" svg:width="12.946cm" svg:height="0.865cm" svg:x="3.96cm" svg:y="1.515cm">
          <draw:text-box>
            <text:p text:style-name="P3"><text:span text:style-name="T1">Issue schema ER diagra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ffffff" draw:textarea-horizontal-align="left" draw:textarea-vertical-align="top" draw:auto-grow-height="false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B_20_Table" style:display-name="DB Table" style:family="graphic" style:parent-style-name="standard">
      <style:graphic-properties draw:stroke="solid" svg:stroke-width="0.025cm" svg:stroke-color="#808080" draw:marker-start-width="0.229cm" draw:marker-end-width="0.229cm" draw:fill="solid" draw:fill-color="#a6a6a6"/>
    </style:style>
    <style:style style:name="DB_20_Column" style:display-name="DB Column" style:family="graphic" style:parent-style-name="standard">
      <style:graphic-properties draw:stroke="none" draw:fill="solid" draw:fill-color="#ffffff" draw:textarea-horizontal-align="center" draw:textarea-vertical-align="middl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Sean Madsen</meta:initial-creator>
    <meta:creation-date>2023-01-23T21:36:46.430561048</meta:creation-date>
    <dc:date>2023-02-14T14:21:42.173364472</dc:date>
    <dc:creator>Sean Madsen</dc:creator>
    <meta:editing-duration>P1DT8H21M34S</meta:editing-duration>
    <meta:editing-cycles>11</meta:editing-cycles>
    <meta:generator>LibreOffice/7.3.7.2$Linux_X86_64 LibreOffice_project/30$Build-2</meta:generator>
    <meta:document-statistic meta:object-count="47"/>
  </office:meta>
</office:document-meta>
</file>